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2" style:family="paragraph" style:parent-style-name="Standard" style:list-style-name="L1">
      <style:paragraph-properties fo:line-height="150%"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paragraph-properties fo:line-height="150%" fo:text-align="justify" style:justify-single-word="false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font-size="12pt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fo:language="ru" fo:country="RU" fo:font-weight="bold" style:font-size-asian="10.5pt" style:font-weight-asian="bold" style:font-size-complex="12pt" style:font-weight-complex="bold"/>
    </style:style>
    <style:style style:name="T7" style:family="text"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T8" style:family="text">
      <style:text-properties fo:font-size="12pt" fo:language="ru" fo:country="RU" style:font-size-asian="10.5pt" style:font-size-complex="12pt"/>
    </style:style>
    <style:style style:name="T9" style:family="text">
      <style:text-properties fo:font-size="12pt" fo:language="ru" fo:country="RU" style:font-size-asian="12pt" style:font-size-complex="12pt"/>
    </style:style>
    <style:style style:name="T10" style:family="text">
      <style:text-properties fo:font-size="12pt" fo:font-weight="bold" style:font-size-asian="10.5pt" style:font-weight-asian="bold" style:font-size-complex="12pt" style:font-weight-complex="bold"/>
    </style:style>
    <style:style style:name="T11" style:family="text">
      <style:text-properties fo:font-size="12pt" style:font-size-asian="10.5pt" style:font-size-complex="12pt"/>
    </style:style>
    <style:style style:name="T12" style:family="text">
      <style:text-properties fo:font-size="12pt" fo:language="en" fo:country="US" style:font-size-asian="10.5pt" style:font-size-complex="12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Q</text:p>
      <text:p text:style-name="P1"/>
      <text:list xml:id="list22330578" text:style-name="L1">
        <text:list-item>
          <text:list>
            <text:list-item>
              <text:list>
                <text:list-item>
                  <text:p text:style-name="P5"><text:span text:style-name="T2">Вопрос:</text:span><text:span text:style-name="T1"> </text:span>Возможно ли как-то предварительно ознакомиться с <text:span text:style-name="T1">программой</text:span> (хотя бы ограниченно по времени, чтобы убедиться в ее правильном функционировании)?</text:p>
                  <text:p text:style-name="P6"><text:span text:style-name="T3">Ответ</text:span>: Нет возможности предварительно ознакомиться нет</text:p>
                </text:list-item>
                <text:list-item>
                  <text:p text:style-name="P6"><text:span text:style-name="T3">Вопрос</text:span>: Каков РЕАЛЬНЫЙ доход с помощью данной программы может быть за месяц?</text:p>
                  <text:p text:style-name="P6"><text:span text:style-name="T3">Ответ</text:span>: Так как схема работы бота основана на некоторых законах работы биржи (<text:span text:style-name="T4">exchanger.ru</text:span>) и самой вебмани, то бот СПОСОБЕН приносить доход до тех пор, пока не изменятся законы работы самой вебмани и биржи в частности, что маловероятно. По крайней мере этого не случилось за последние 5 лет. В среднем доход в месяц от 2-х до 5-ти процентов от вложенной суммы. Опять же я НЕ могу дать гарантию по известным причинам, что бот обязательно будет приносить прибыль, так как торговля на бирже — не подчиняется моей воле. Я могу дать гарантию, что бот будет выполнять заложенный в него алгоритм торговли, который был протестирован и был получен профит от торговли по этому алгоритму. <text:s/></text:p>
                </text:list-item>
                <text:list-item>
                  <text:p text:style-name="P5"><text:span text:style-name="T6">С</text:span><text:span text:style-name="T10">овет</text:span><text:span text:style-name="T6">:</text:span><text:span text:style-name="T5"> если ещё нет енума для кипера, то лучше завести сразу. А то есть преценденты, что с кошелька </text:span><text:span text:style-name="T7">воруют</text:span><text:span text:style-name="T5"> деньги с помощью всяких вирусов. И если сумма большая то нужно обезопасиваться </text:span><text:span text:style-name="T7">сразу.</text:span></text:p>
                </text:list-item>
                <text:list-item>
                  <text:p text:style-name="P2"><text:span text:style-name="T2">Вопрос</text:span><text:span text:style-name="T1">: </text:span>не пойму как бот работает, кажется он работает с ошибкой... одну заявку ставит <text:span text:style-name="T4">wmz</text:span>-&gt;<text:span text:style-name="T4">wmr</text:span>, обратную – нет. </text:p>
                  <text:p text:style-name="P2"><text:span text:style-name="T2">Ответ</text:span><text:span text:style-name="T1">: </text:span>Если не ставит вторую заявку, значит должен в логах написать <text:span text:style-name="T1">ошибку</text:span> по проичине которой, он не может выставить <text:span text:style-name="T1">заявку. В</text:span> <text:span text:style-name="T1">основном</text:span> <text:span text:style-name="T1">это происходит потому, что при настройке</text:span> довери<text:span text:style-name="T1">я</text:span> для одного <text:s/><text:span text:style-name="T1">из кошельков не было установлено доверие на списание средств, для </text:span><text:span text:style-name="T4">wmid-</text:span><text:span text:style-name="T1">а эксченджера.</text:span></text:p>
                </text:list-item>
                <text:list-item>
                  <text:p text:style-name="P2"><text:span text:style-name="T2">Вопрос</text:span><text:span text:style-name="T1">: Что делать если заявка(и) выставилась некорректно и как её поправить</text:span></text:p>
                  <text:p text:style-name="P2"><text:span text:style-name="T2">Ответ</text:span><text:span text:style-name="T1">: есть 2 варианта:</text:span></text:p>
                  <text:list>
                    <text:list-item>
                      <text:p text:style-name="P2"><text:span text:style-name="T1">Удалить из конфига заявку, и вручную вернуть деньги на кошелек. После этого если все настройки правильные, бот выставит заявки корректно.</text:span></text:p>
                    </text:list-item>
                  </text:list>
                  <text:p text:style-name="P2"><text:span text:style-name="T1">2. Дописать в конфиге недостающую заявку вручную. Для этого необходимо: пр кн -&gt; конфигурация -&gt; редактировать конфиг вручную(xml). Найти заявку в конфиге. Она примерно выглядит следующим образом:</text:span></text:p>
                  <text:p text:style-name="P3"><text:span text:style-name="T1">&lt;Behaviors&gt;</text:span></text:p>
                  <text:p text:style-name="P3"><text:span text:style-name="T1"><text:s text:c="9"/>&lt;Behavior fullDirection="WMZ_WMR__WMR_WMZ" <text:s/>guid="b9c0...b2a0d67a94e" <text:s/>planPayCount="2" &gt;</text:span></text:p>
                  <text:p text:style-name="P3"><text:span text:style-name="T1"><text:s text:c="12"/>&lt;pay direction="WMZ_WMR" <text:s/>wmid="12345678901" operid="7984014" currentPlanPosition="45"</text:span></text:p>
                  <text:list>
                    <text:list-item>
                      <text:list>
                        <text:list-header>
                          <text:p text:style-name="P3"><text:span text:style-name="T1">inamount="34" outamount="1036,6464" beginDate="22.03.2012 21:19:57" minRate="30,4898" &gt;&lt;/pay&gt;</text:span></text:p>
                        </text:list-header>
                      </text:list>
                    </text:list-item>
                  </text:list>
                  <text:p text:style-name="P3"><text:span text:style-name="T1"><text:s text:c="9"/>&lt;/Behavior&gt;</text:span></text:p>
                  <text:p text:style-name="P3"><text:soft-page-break/><text:span text:style-name="T1">&lt;/Behaviors&gt;</text:span></text:p>
                  <text:p text:style-name="P3"><text:span text:style-name="T9">&lt;Behaviors&gt;</text:span><text:span text:style-name="T1"> </text:span><text:span text:style-name="T8">- этот пункт содержит список всех активных сейчас обменов. </text:span></text:p>
                  <text:p text:style-name="P3"><text:span text:style-name="T8">&lt;Behavior&gt; - конкретный обмен. Корректный Behavior содержит два тега </text:span><text:span text:style-name="T12">«pay»</text:span><text:span text:style-name="T8">. На примере выше показан некорректный обмен с одной заявкой. </text:span></text:p>
                  <text:p text:style-name="P4"><text:span text:style-name="T11">&lt;pay&gt; - </text:span><text:span text:style-name="T8">информация по платежу. По названиям аттрибутов понятно их названчение.</text:span></text:p>
                  <text:p text:style-name="P4"><text:span text:style-name="T8">Для добавления второй заявки (которая уже выставлена на бирже, но её нет в конфиге бота) можно скопировать имеющуюся запись </text:span><text:span text:style-name="T11">&lt;pay..&gt; </text:span><text:span text:style-name="T8">и заменить в ней необходимые строки. Например:</text:span></text:p>
                  <text:list text:continue-numbering="true">
                    <text:list-header>
                      <text:p text:style-name="P4"><text:span text:style-name="T8"><text:s/>&lt;pay direction="WMR_WMZ" <text:s/>wmid="223341658057" <text:s/>operid="7984018" currentPlanPosition="45" <text:s/>inamount="954" <text:s/>outamount="31,8" <text:s text:c="5"/>beginDate="22.03.2012 21:19:57" <text:s/>minRate="30" &gt;&lt;/pay&gt;</text:span></text:p>
                      <text:p text:style-name="P4"><text:span text:style-name="T8"/></text:p>
                    </text:list-header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6M21S</meta:editing-duration>
    <meta:editing-cycles>28</meta:editing-cycles>
    <meta:generator>LibreOffice/3.5$Windows_x86 LibreOffice_project/7122e39-92ed229-498d286-15e43b4-d70da21</meta:generator>
    <dc:date>2012-08-13T02:56:43.38</dc:date>
    <meta:document-statistic meta:table-count="0" meta:image-count="0" meta:object-count="0" meta:page-count="2" meta:paragraph-count="23" meta:word-count="408" meta:character-count="2974" meta:non-whitespace-character-count="2546"/>
    <meta:user-defined meta:name="Info 1"/>
    <meta:user-defined meta:name="Info 2"/>
    <meta:user-defined meta:name="Info 3"/>
    <meta:user-defined meta:name="Info 4"/>
  </office:meta>
</office:document-meta>
</file>